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nux Biolinum G" svg:font-family="Linux Biolinum G" style:font-family-generic="system" style:font-pitch="variable" svg:panose-1="2 0 5 3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 fo:text-align="justify"/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paragraph-properties style:text-autospace="none"/>
    </style:style>
    <style:style style:name="T7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" style:parent-style-name="Normal" style:family="paragraph">
      <style:paragraph-properties style:text-autospace="none"/>
    </style:style>
    <style:style style:name="T1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1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5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1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7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9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2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1" style:parent-style-name="Normal" style:family="paragraph">
      <style:paragraph-properties style:text-autospace="none"/>
    </style:style>
    <style:style style:name="T2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3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2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5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2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7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2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9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3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31" style:parent-style-name="Normal" style:family="paragraph">
      <style:paragraph-properties style:text-autospace="none"/>
    </style:style>
    <style:style style:name="T3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3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3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5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3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7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3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9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4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41" style:parent-style-name="Normal" style:family="paragraph">
      <style:paragraph-properties style:text-autospace="none"/>
    </style:style>
    <style:style style:name="T4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3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4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5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4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7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4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9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5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51" style:parent-style-name="Normal" style:family="paragraph">
      <style:paragraph-properties style:text-autospace="none"/>
    </style:style>
    <style:style style:name="T5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3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5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5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5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7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5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9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6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61" style:parent-style-name="Normal" style:family="paragraph">
      <style:paragraph-properties style:text-autospace="none"/>
    </style:style>
    <style:style style:name="T6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3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6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5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6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7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6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9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7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1" style:parent-style-name="Normal" style:family="paragraph">
      <style:paragraph-properties style:text-autospace="none"/>
    </style:style>
    <style:style style:name="T7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3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7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5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7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7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7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9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8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81" style:parent-style-name="Normal" style:family="paragraph">
      <style:paragraph-properties style:text-autospace="none"/>
    </style:style>
    <style:style style:name="T8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3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8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5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8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7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8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9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9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91" style:parent-style-name="Normal" style:family="paragraph">
      <style:paragraph-properties style:text-autospace="none"/>
    </style:style>
    <style:style style:name="T9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3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9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5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9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7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9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9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0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1" style:parent-style-name="Normal" style:family="paragraph">
      <style:paragraph-properties style:text-autospace="none"/>
    </style:style>
    <style:style style:name="T10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4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10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6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10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8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0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0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1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2" style:parent-style-name="Normal" style:family="paragraph">
      <style:paragraph-properties style:text-autospace="none"/>
    </style:style>
    <style:style style:name="T11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4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11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6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11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8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1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0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2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2" style:parent-style-name="Normal" style:family="paragraph">
      <style:paragraph-properties style:text-autospace="none"/>
    </style:style>
    <style:style style:name="T12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4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12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6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12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8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2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0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3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32" style:parent-style-name="Normal" style:family="paragraph">
      <style:paragraph-properties style:text-autospace="none"/>
    </style:style>
    <style:style style:name="T13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4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13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6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13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8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3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0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4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2" style:parent-style-name="Normal" style:family="paragraph">
      <style:paragraph-properties style:text-autospace="none"/>
    </style:style>
    <style:style style:name="T14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4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14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6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4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8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4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50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5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52" style:parent-style-name="DefaultParagraphFont" style:family="text">
      <style:text-properties style:font-name="Courier New" style:font-name-complex="Courier New" fo:color="#FF0000" fo:font-size="10pt" style:font-size-asian="10pt" style:font-size-complex="10pt"/>
    </style:style>
    <style:style style:name="T15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54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5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56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5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58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5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60" style:parent-style-name="Normal" style:family="paragraph">
      <style:paragraph-properties style:text-autospace="none"/>
    </style:style>
    <style:style style:name="T16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62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16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64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6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66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6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68" style:parent-style-name="Normal" style:family="paragraph">
      <style:paragraph-properties style:text-autospace="none"/>
    </style:style>
    <style:style style:name="T16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70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17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72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17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74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7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76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7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78" style:parent-style-name="Normal" style:family="paragraph">
      <style:paragraph-properties style:text-autospace="none"/>
    </style:style>
    <style:style style:name="T17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80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18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82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18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84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8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86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8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88" style:parent-style-name="Normal" style:family="paragraph">
      <style:paragraph-properties style:text-autospace="none"/>
    </style:style>
    <style:style style:name="T18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90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19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92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9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94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9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96" style:parent-style-name="Normal" style:family="paragraph">
      <style:paragraph-properties style:text-autospace="none"/>
    </style:style>
    <style:style style:name="T19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98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19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00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20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02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20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04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20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06" style:parent-style-name="Normal" style:family="paragraph">
      <style:paragraph-properties style:text-autospace="none"/>
    </style:style>
    <style:style style:name="T20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08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20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10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21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12" style:parent-style-name="Normal" style:family="paragraph">
      <style:paragraph-properties style:text-autospace="none"/>
    </style:style>
    <style:style style:name="T21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14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21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16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217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21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19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22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21" style:parent-style-name="DefaultParagraphFont" style:family="text">
      <style:text-properties style:font-name="Courier New" style:font-name-complex="Courier New" fo:color="#FF00FF" fo:font-size="10pt" style:font-size-asian="10pt" style:font-size-complex="10pt"/>
    </style:style>
    <style:style style:name="T222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22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24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P22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226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227" style:parent-style-name="Standard" style:family="paragraph">
      <style:paragraph-properties fo:text-align="justify"/>
    </style:style>
    <style:style style:name="T228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9" style:parent-style-name="Standard" style:family="paragraph">
      <style:paragraph-properties fo:text-align="justify"/>
    </style:style>
    <style:style style:name="P230" style:parent-style-name="Textbody" style:family="paragraph">
      <style:paragraph-properties fo:text-align="justify"/>
      <style:text-properties style:font-name="Linux Biolinum G"/>
    </style:style>
    <style:style style:name="P231" style:parent-style-name="Textbody" style:family="paragraph">
      <style:paragraph-properties fo:text-align="justify"/>
      <style:text-properties style:font-name="Linux Biolinum G"/>
    </style:style>
    <style:style style:name="P232" style:parent-style-name="Textbody" style:family="paragraph">
      <style:paragraph-properties fo:text-align="justify"/>
      <style:text-properties style:font-name="Linux Biolinum G"/>
    </style:style>
    <style:style style:name="P233" style:parent-style-name="Textbody" style:family="paragraph">
      <style:paragraph-properties fo:text-align="justify"/>
      <style:text-properties style:font-name="Linux Biolinum G"/>
    </style:style>
    <style:style style:name="P234" style:parent-style-name="Textbody" style:family="paragraph">
      <style:paragraph-properties fo:text-align="justify"/>
      <style:text-properties style:font-name="Linux Biolinum G"/>
    </style:style>
    <style:style style:name="P235" style:parent-style-name="Textbody" style:family="paragraph">
      <style:paragraph-properties fo:text-align="justify"/>
      <style:text-properties style:font-name="Linux Biolinum G"/>
    </style:style>
    <style:style style:name="P236" style:parent-style-name="Textbody" style:family="paragraph">
      <style:paragraph-properties fo:text-align="justify"/>
      <style:text-properties style:font-name="Linux Biolinum G"/>
    </style:style>
    <style:style style:name="P237" style:parent-style-name="Textbody" style:family="paragraph">
      <style:paragraph-properties fo:text-align="justify"/>
      <style:text-properties style:font-name="Linux Biolinum G"/>
    </style:style>
    <style:style style:name="P238" style:parent-style-name="Textbody" style:family="paragraph">
      <style:paragraph-properties fo:text-align="justify"/>
      <style:text-properties style:font-name="Linux Biolinum G"/>
    </style:style>
    <style:style style:name="P239" style:parent-style-name="Textbody" style:family="paragraph">
      <style:paragraph-properties fo:text-align="justify"/>
      <style:text-properties style:font-name="Linux Biolinum G"/>
    </style:style>
    <style:style style:name="P240" style:parent-style-name="Textbody" style:family="paragraph">
      <style:paragraph-properties fo:text-align="center"/>
      <style:text-properties style:font-name="Linux Biolinum G"/>
    </style:style>
    <style:style style:name="P241" style:parent-style-name="Textbody" style:family="paragraph">
      <style:paragraph-properties fo:text-align="justify"/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2" style:parent-style-name="Textbody" style:family="paragraph">
      <style:paragraph-properties fo:text-align="justify"/>
      <style:text-properties style:font-name="Linux Biolinum G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3" style:parent-style-name="Textbody" style:family="paragraph">
      <style:paragraph-properties fo:text-align="justify"/>
    </style:style>
    <style:style style:name="P244" style:parent-style-name="Textbody" style:family="paragraph">
      <style:paragraph-properties fo:text-align="justify"/>
    </style:style>
    <style:style style:name="P245" style:parent-style-name="Textbody" style:family="paragraph">
      <style:paragraph-properties fo:text-align="justify"/>
    </style:style>
    <style:style style:name="P246" style:parent-style-name="Textbody" style:family="paragraph">
      <style:paragraph-properties fo:text-align="justify"/>
    </style:style>
    <style:style style:name="P247" style:parent-style-name="Textbody" style:family="paragraph">
      <style:paragraph-properties fo:text-align="justify"/>
    </style:style>
    <style:style style:name="P248" style:parent-style-name="Textbody" style:family="paragraph">
      <style:paragraph-properties fo:text-align="justify"/>
    </style:style>
    <style:style style:name="P249" style:parent-style-name="Textbody" style:family="paragraph">
      <style:paragraph-properties fo:text-align="justify"/>
    </style:style>
    <style:style style:name="P250" style:parent-style-name="Textbody" style:family="paragraph">
      <style:paragraph-properties fo:text-align="justify"/>
    </style:style>
    <style:style style:name="P251" style:parent-style-name="Textbody" style:family="paragraph">
      <style:paragraph-properties fo:text-align="justify"/>
    </style:style>
    <style:style style:name="P252" style:parent-style-name="Textbody" style:family="paragraph">
      <style:paragraph-properties fo:text-align="justify"/>
    </style:style>
    <style:style style:name="P253" style:parent-style-name="Textbody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4" style:parent-style-name="Textbody" style:family="paragraph">
      <style:paragraph-properties fo:text-align="justify"/>
    </style:style>
    <style:style style:name="P255" style:parent-style-name="Textbody" style:family="paragraph">
      <style:paragraph-properties fo:text-align="justify"/>
    </style:style>
    <style:style style:name="P256" style:parent-style-name="Textbody" style:family="paragraph">
      <style:paragraph-properties fo:text-align="justify"/>
    </style:style>
    <style:style style:name="P257" style:parent-style-name="Textbody" style:family="paragraph">
      <style:paragraph-properties fo:text-align="justify"/>
    </style:style>
    <style:style style:name="P258" style:parent-style-name="Textbody" style:family="paragraph">
      <style:paragraph-properties fo:text-align="justify"/>
    </style:style>
    <style:style style:name="P259" style:parent-style-name="Textbody" style:family="paragraph">
      <style:paragraph-properties fo:text-align="justify"/>
    </style:style>
    <style:style style:name="P260" style:parent-style-name="Textbody" style:family="paragraph">
      <style:paragraph-properties fo:text-align="justify"/>
    </style:style>
    <style:style style:name="P261" style:parent-style-name="Textbody" style:family="paragraph">
      <style:paragraph-properties fo:text-align="justify"/>
    </style:style>
    <style:style style:name="P262" style:parent-style-name="Textbody" style:family="paragraph">
      <style:paragraph-properties fo:text-align="justify"/>
    </style:style>
    <style:style style:name="P263" style:parent-style-name="Textbody" style:family="paragraph">
      <style:paragraph-properties fo:text-align="justify"/>
    </style:style>
    <style:style style:name="P264" style:parent-style-name="Textbody" style:family="paragraph">
      <style:paragraph-properties fo:text-align="justify"/>
    </style:style>
    <style:style style:name="P265" style:parent-style-name="Textbody" style:family="paragraph">
      <style:paragraph-properties fo:text-align="justify"/>
    </style:style>
    <style:style style:name="P266" style:parent-style-name="Textbody" style:family="paragraph">
      <style:paragraph-properties fo:text-align="justify"/>
    </style:style>
    <style:style style:name="P267" style:parent-style-name="Textbody" style:family="paragraph">
      <style:paragraph-properties fo:text-align="justify"/>
    </style:style>
    <style:style style:name="P268" style:parent-style-name="Textbody" style:family="paragraph">
      <style:paragraph-properties fo:text-align="justify"/>
    </style:style>
    <style:style style:name="P269" style:parent-style-name="Textbody" style:family="paragraph">
      <style:paragraph-properties fo:text-align="justify"/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70" style:parent-style-name="Standard" style:family="paragraph">
      <style:paragraph-properties fo:text-align="justify"/>
      <style:text-properties style:font-name="Consolas" fo:color="#2A00FF" fo:background-color="#E8F2FE"/>
    </style:style>
    <style:style style:name="P271" style:parent-style-name="Standard" style:family="paragraph">
      <style:paragraph-properties fo:text-align="justify"/>
      <style:text-properties style:font-name="Consolas" fo:color="#2A00FF" fo:background-color="#E8F2FE"/>
    </style:style>
    <style:style style:name="P272" style:parent-style-name="Standard" style:family="paragraph">
      <style:paragraph-properties fo:text-align="justify"/>
      <style:text-properties style:font-name="Consolas" fo:color="#2A00FF" fo:background-color="#E8F2FE"/>
    </style:style>
    <style:style style:name="P273" style:parent-style-name="Standard" style:family="paragraph">
      <style:paragraph-properties fo:text-align="justify"/>
    </style:style>
    <style:style style:name="T274" style:parent-style-name="DefaultParagraphFont" style:family="text">
      <style:text-properties style:font-name="Consolas" fo:color="#2A00FF" fo:background-color="#E8F2FE"/>
    </style:style>
    <style:style style:name="T275" style:parent-style-name="DefaultParagraphFont" style:family="text">
      <style:text-properties style:font-name="Consolas" fo:color="#2A00FF" fo:background-color="#E8F2FE"/>
    </style:style>
    <style:style style:name="T276" style:parent-style-name="DefaultParagraphFont" style:family="text">
      <style:text-properties style:font-name="Consolas" fo:color="#000000" fo:background-color="#E8F2FE"/>
    </style:style>
    <style:style style:name="T277" style:parent-style-name="DefaultParagraphFont" style:family="text">
      <style:text-properties style:font-name="Consolas" fo:color="#2A00FF" fo:background-color="#E8F2FE"/>
    </style:style>
    <style:style style:name="T278" style:parent-style-name="DefaultParagraphFont" style:family="text">
      <style:text-properties style:font-name="Consolas" fo:color="#2A00FF" fo:background-color="#E8F2FE"/>
    </style:style>
    <style:style style:name="P279" style:parent-style-name="Standard" style:family="paragraph">
      <style:paragraph-properties fo:text-align="justify"/>
      <style:text-properties style:font-name="Consolas" fo:color="#2A00FF" fo:background-color="#E8F2FE"/>
    </style:style>
    <style:style style:name="P280" style:parent-style-name="Standard" style:family="paragraph">
      <style:paragraph-properties fo:text-align="justify"/>
      <style:text-properties style:font-name="Consolas" fo:color="#2A00FF" fo:background-color="#E8F2FE"/>
    </style:style>
    <style:style style:name="P281" style:parent-style-name="Textbody" style:family="paragraph">
      <style:paragraph-properties fo:text-align="justify"/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82" style:parent-style-name="Textbody" style:family="paragraph">
      <style:paragraph-properties fo:text-align="justify"/>
    </style:style>
    <style:style style:name="P283" style:parent-style-name="Textbody" style:family="paragraph">
      <style:paragraph-properties fo:text-align="justify"/>
    </style:style>
    <style:style style:name="P284" style:parent-style-name="Textbody" style:family="paragraph">
      <style:paragraph-properties fo:text-align="justify"/>
    </style:style>
    <style:style style:name="P285" style:parent-style-name="Textbody" style:family="paragraph">
      <style:paragraph-properties fo:text-align="justify"/>
    </style:style>
    <style:style style:name="P286" style:parent-style-name="Textbody" style:family="paragraph">
      <style:paragraph-properties fo:text-align="justify"/>
    </style:style>
    <style:style style:name="P287" style:parent-style-name="Textbody" style:family="paragraph">
      <style:paragraph-properties fo:text-align="justify"/>
    </style:style>
    <style:style style:name="P288" style:parent-style-name="Textbody" style:family="paragraph">
      <style:paragraph-properties fo:text-align="justify"/>
    </style:style>
    <style:style style:name="P289" style:parent-style-name="Textbody" style:family="paragraph">
      <style:paragraph-properties fo:text-align="justify"/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90" style:parent-style-name="ListParagraph" style:family="paragraph">
      <style:paragraph-properties fo:widows="2" fo:orphans="2" style:text-autospace="none" fo:text-align="justify" style:vertical-align="auto"/>
      <style:text-properties fo:hyphenate="true"/>
    </style:style>
    <style:style style:name="T291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29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93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29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9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96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29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98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29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00" style:parent-style-name="Normal" style:family="paragraph">
      <style:paragraph-properties fo:widows="2" fo:orphans="2" style:text-autospace="none" fo:text-align="justify" style:vertical-align="auto"/>
      <style:text-properties fo:hyphenate="true"/>
    </style:style>
    <style:style style:name="T301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0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03" style:parent-style-name="DefaultParagraphFont" style:family="text">
      <style:text-properties style:font-name="Courier New" style:font-name-complex="Courier New" fo:color="#FF0000" style:letter-kerning="false" fo:font-size="10pt" style:font-size-asian="10pt" style:font-size-complex="10pt" style:language-complex="ar" style:country-complex="SA"/>
    </style:style>
    <style:style style:name="T30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05" style:parent-style-name="DefaultParagraphFont" style:family="text">
      <style:text-properties style:font-name="Courier New" style:font-name-complex="Courier New" fo:color="#FF0000" style:letter-kerning="false" fo:font-size="10pt" style:font-size-asian="10pt" style:font-size-complex="10pt" style:language-complex="ar" style:country-complex="SA"/>
    </style:style>
    <style:style style:name="T30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07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0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09" style:parent-style-name="DefaultParagraphFont" style:family="text">
      <style:text-properties style:font-name="Courier New" style:font-name-complex="Courier New" fo:color="#808080" style:letter-kerning="false" fo:font-size="10pt" style:font-size-asian="10pt" style:font-size-complex="10pt" style:language-complex="ar" style:country-complex="SA"/>
    </style:style>
    <style:style style:name="T31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11" style:parent-style-name="DefaultParagraphFont" style:family="text">
      <style:text-properties style:font-name="Courier New" style:font-name-complex="Courier New" fo:color="#FF0000" style:letter-kerning="false" fo:font-size="10pt" style:font-size-asian="10pt" style:font-size-complex="10pt" style:language-complex="ar" style:country-complex="SA"/>
    </style:style>
    <style:style style:name="T312" style:parent-style-name="DefaultParagraphFont" style:family="text">
      <style:text-properties style:font-name="Courier New" style:font-name-complex="Courier New" fo:color="#808080" style:letter-kerning="false" fo:font-size="10pt" style:font-size-asian="10pt" style:font-size-complex="10pt" style:language-complex="ar" style:country-complex="SA"/>
    </style:style>
    <style:style style:name="P313" style:parent-style-name="Normal" style:family="paragraph">
      <style:paragraph-properties fo:widows="2" fo:orphans="2" style:text-autospace="none" fo:text-align="justify" style:vertical-align="auto"/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314" style:parent-style-name="Textbody" style:family="paragraph">
      <style:paragraph-properties fo:text-align="justify"/>
    </style:style>
    <style:style style:name="T315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1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17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1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19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2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21" style:parent-style-name="DefaultParagraphFont" style:family="text">
      <style:text-properties style:font-name="Courier New" style:font-name-complex="Courier New" fo:color="#808080" style:letter-kerning="false" fo:font-size="10pt" style:font-size-asian="10pt" style:font-size-complex="10pt" style:language-complex="ar" style:country-complex="SA"/>
    </style:style>
    <style:style style:name="P322" style:parent-style-name="Textbody" style:family="paragraph">
      <style:paragraph-properties fo:text-align="justify"/>
    </style:style>
    <style:style style:name="P323" style:parent-style-name="Textbody" style:family="paragraph">
      <style:paragraph-properties fo:text-align="justify"/>
    </style:style>
    <style:style style:name="P324" style:parent-style-name="Textbody" style:family="paragraph">
      <style:paragraph-properties fo:text-align="justify"/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25" style:parent-style-name="Normal" style:family="paragraph">
      <style:paragraph-properties fo:widows="2" fo:orphans="2" style:text-autospace="none" fo:text-align="justify" style:vertical-align="auto"/>
      <style:text-properties fo:hyphenate="true"/>
    </style:style>
    <style:style style:name="T326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2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28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2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30" style:parent-style-name="Normal" style:family="paragraph">
      <style:paragraph-properties fo:widows="2" fo:orphans="2" style:text-autospace="none" fo:text-align="justify" style:vertical-align="auto"/>
      <style:text-properties fo:hyphenate="true"/>
    </style:style>
    <style:style style:name="T33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32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3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3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3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33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37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3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39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4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41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4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43" style:parent-style-name="DefaultParagraphFont" style:family="text">
      <style:text-properties style:font-name="Courier New" style:font-name-complex="Courier New" fo:color="#FF0000" style:letter-kerning="false" fo:font-size="10pt" style:font-size-asian="10pt" style:font-size-complex="10pt" style:language-complex="ar" style:country-complex="SA"/>
    </style:style>
    <style:style style:name="T34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45" style:parent-style-name="Normal" style:family="paragraph">
      <style:paragraph-properties fo:widows="2" fo:orphans="2" style:text-autospace="none" fo:text-align="justify" style:vertical-align="auto"/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346" style:parent-style-name="Normal" style:family="paragraph">
      <style:paragraph-properties fo:widows="2" fo:orphans="2" style:text-autospace="none" fo:text-align="justify" style:vertical-align="auto"/>
      <style:text-properties style:font-name="Calibri" style:font-name-complex="Calibri" fo:font-weight="bold" style:font-weight-asian="bold" fo:color="#000000" style:letter-kerning="false" fo:font-size="14pt" style:font-size-asian="14pt" style:font-size-complex="14pt" style:text-underline-type="single" style:text-underline-style="solid" style:text-underline-width="auto" style:text-underline-mode="continuous" style:language-complex="ar" style:country-complex="SA" fo:hyphenate="true"/>
    </style:style>
    <style:style style:name="P347" style:parent-style-name="ListParagraph" style:family="paragraph">
      <style:paragraph-properties fo:widows="2" fo:orphans="2" style:text-autospace="none" fo:text-align="justify" style:vertical-align="auto"/>
      <style:text-properties style:font-name="Courier New" style:font-name-complex="Courier New" fo:font-weight="bold" style:font-weight-asian="bold" fo:color="#000000" style:letter-kerning="false" fo:font-size="10pt" style:font-size-asian="10pt" style:font-size-complex="10pt" style:language-complex="ar" style:country-complex="SA" fo:hyphenate="true"/>
    </style:style>
    <style:style style:name="P348" style:parent-style-name="ListParagraph" style:family="paragraph">
      <style:paragraph-properties fo:widows="2" fo:orphans="2" style:text-autospace="none" fo:text-align="justify" style:vertical-align="auto"/>
      <style:text-properties fo:hyphenate="true"/>
    </style:style>
    <style:style style:name="T349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5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51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5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53" style:parent-style-name="ListParagraph" style:family="paragraph">
      <style:paragraph-properties fo:widows="2" fo:orphans="2" style:text-autospace="none" fo:text-align="justify" style:vertical-align="auto"/>
      <style:text-properties fo:hyphenate="true"/>
    </style:style>
    <style:style style:name="T354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5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5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35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58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style:language-complex="ar" style:country-complex="SA"/>
    </style:style>
    <style:style style:name="T35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60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6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62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6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64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6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66" style:parent-style-name="DefaultParagraphFont" style:family="text">
      <style:text-properties style:font-name="Courier New" style:font-name-complex="Courier New" fo:color="#FF0000" style:letter-kerning="false" fo:font-size="10pt" style:font-size-asian="10pt" style:font-size-complex="10pt" style:language-complex="ar" style:country-complex="SA"/>
    </style:style>
    <style:style style:name="P367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368" style:parent-style-name="Textbody" style:family="paragraph">
      <style:paragraph-properties fo:text-align="justify"/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69" style:parent-style-name="Normal" style:family="paragraph">
      <style:paragraph-properties fo:widows="2" fo:orphans="2" style:text-autospace="none" fo:text-align="justify" style:vertical-align="auto"/>
      <style:text-properties fo:hyphenate="true"/>
    </style:style>
    <style:style style:name="T370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7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72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7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74" style:parent-style-name="Textbody" style:family="paragraph">
      <style:paragraph-properties fo:text-align="justify"/>
    </style:style>
    <style:style style:name="T37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76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7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78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7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80" style:parent-style-name="Textbody" style:family="paragraph">
      <style:paragraph-properties fo:text-align="justify"/>
      <style:text-properties style:font-name="Courier New" style:font-name-complex="Courier New" fo:font-weight="bold" style:font-weight-asian="bold" fo:color="#000000" style:letter-kerning="false" style:language-complex="ar" style:country-complex="SA"/>
    </style:style>
    <style:style style:name="P381" style:parent-style-name="Textbody" style:family="paragraph">
      <style:paragraph-properties fo:text-align="justify"/>
      <style:text-properties style:font-name="Calibri" style:font-name-complex="Calibri" fo:font-weight="bold" style:font-weight-asian="bold" fo:color="#000000" style:letter-kerning="false" fo:font-size="14pt" style:font-size-asian="14pt" style:font-size-complex="14pt" style:text-underline-type="single" style:text-underline-style="solid" style:text-underline-width="auto" style:text-underline-mode="continuous" style:language-complex="ar" style:country-complex="SA"/>
    </style:style>
    <style:style style:name="P382" style:parent-style-name="Textbody" style:family="paragraph">
      <style:paragraph-properties fo:text-align="justify"/>
      <style:text-properties style:font-name="Calibri" style:font-name-complex="Calibri"/>
    </style:style>
    <style:style style:name="P383" style:parent-style-name="Textbody" style:family="paragraph">
      <style:paragraph-properties fo:text-align="justify"/>
    </style:style>
    <style:style style:name="T384" style:parent-style-name="DefaultParagraphFont" style:family="text">
      <style:text-properties style:font-name="Calibri" style:font-name-complex="Calibri"/>
    </style:style>
    <style:style style:name="T385" style:parent-style-name="DefaultParagraphFont" style:family="text">
      <style:text-properties style:font-name="Calibri" style:font-name-complex="Calibri" fo:font-weight="bold" style:font-weight-asian="bold"/>
    </style:style>
    <style:style style:name="P386" style:parent-style-name="Textbody" style:family="paragraph">
      <style:paragraph-properties fo:text-align="justify"/>
      <style:text-properties style:font-name="Calibri" style:font-name-complex="Calibri"/>
    </style:style>
    <style:style style:name="P387" style:parent-style-name="Textbody" style:family="paragraph">
      <style:paragraph-properties fo:text-align="justify"/>
      <style:text-properties style:font-name="Calibri" style:font-name-complex="Calibri"/>
    </style:style>
    <style:style style:name="P388" style:parent-style-name="Textbody" style:family="paragraph">
      <style:paragraph-properties fo:text-align="justify"/>
      <style:text-properties style:font-name="Calibri" style:font-name-complex="Calibri"/>
    </style:style>
    <style:style style:name="P389" style:parent-style-name="Textbody" style:family="paragraph">
      <style:paragraph-properties fo:text-align="justify"/>
      <style:text-properties style:font-name="Calibri" style:font-name-complex="Calibri"/>
    </style:style>
    <style:style style:name="P390" style:parent-style-name="Textbody" style:family="paragraph">
      <style:paragraph-properties fo:text-align="justify"/>
      <style:text-properties style:font-name="Calibri" style:font-name-complex="Calibri"/>
    </style:style>
    <style:style style:name="P391" style:parent-style-name="Textbody" style:family="paragraph">
      <style:paragraph-properties fo:text-align="justify"/>
    </style:style>
    <style:style style:name="T392" style:parent-style-name="DefaultParagraphFont" style:family="text">
      <style:text-properties style:font-name="Calibri" style:font-name-complex="Calibri"/>
    </style:style>
    <style:style style:name="T393" style:parent-style-name="DefaultParagraphFont" style:family="text">
      <style:text-properties style:font-name="Calibri" style:font-name-complex="Calibri" fo:font-weight="bold" style:font-weight-asian="bold"/>
    </style:style>
    <style:style style:name="P394" style:parent-style-name="Textbody" style:family="paragraph">
      <style:paragraph-properties fo:text-align="justify"/>
      <style:text-properties style:font-name="Calibri" style:font-name-complex="Calibri"/>
    </style:style>
    <style:style style:name="P395" style:parent-style-name="Textbody" style:family="paragraph">
      <style:paragraph-properties fo:text-align="justify"/>
      <style:text-properties style:font-name="Calibri" style:font-name-complex="Calibri"/>
    </style:style>
    <style:style style:name="P396" style:parent-style-name="Textbody" style:family="paragraph">
      <style:paragraph-properties fo:text-align="justify"/>
      <style:text-properties style:font-name="Calibri" style:font-name-complex="Calibri"/>
    </style:style>
    <style:style style:name="P397" style:parent-style-name="Textbody" style:family="paragraph">
      <style:paragraph-properties fo:text-align="justify"/>
      <style:text-properties style:font-name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98" style:parent-style-name="Textbody" style:family="paragraph">
      <style:paragraph-properties fo:text-align="justify"/>
      <style:text-properties style:font-name="Calibri" style:font-name-complex="Calibri"/>
    </style:style>
    <style:style style:name="P399" style:parent-style-name="Textbody" style:family="paragraph">
      <style:paragraph-properties fo:text-align="justify"/>
      <style:text-properties style:font-name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00" style:parent-style-name="Textbody" style:family="paragraph">
      <style:paragraph-properties fo:text-align="justify"/>
      <style:text-properties style:font-name="Calibri" style:font-name-complex="Calibri"/>
    </style:style>
    <style:style style:name="P401" style:parent-style-name="Textbody" style:family="paragraph">
      <style:paragraph-properties fo:text-align="justify"/>
      <style:text-properties style:font-name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02" style:parent-style-name="Textbody" style:family="paragraph">
      <style:paragraph-properties fo:text-align="justify"/>
    </style:style>
    <style:style style:name="T403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40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05" style:parent-style-name="DefaultParagraphFont" style:family="text">
      <style:text-properties style:font-name="Courier New" style:font-name-complex="Courier New" fo:color="#808080" style:letter-kerning="false" fo:font-size="10pt" style:font-size-asian="10pt" style:font-size-complex="10pt" style:language-complex="ar" style:country-complex="SA"/>
    </style:style>
    <style:style style:name="T40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07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40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09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41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1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12" style:parent-style-name="DefaultParagraphFont" style:family="text">
      <style:text-properties style:font-name="Courier New" style:font-name-complex="Courier New" fo:color="#808080" style:letter-kerning="false" fo:font-size="10pt" style:font-size-asian="10pt" style:font-size-complex="10pt" style:language-complex="ar" style:country-complex="SA"/>
    </style:style>
    <style:style style:name="T413" style:parent-style-name="DefaultParagraphFont" style:family="text">
      <style:text-properties style:font-name="Courier New" style:font-name-complex="Courier New" fo:color="#FF0000" style:letter-kerning="false" fo:font-size="10pt" style:font-size-asian="10pt" style:font-size-complex="10pt" style:language-complex="ar" style:country-complex="SA"/>
    </style:style>
    <style:style style:name="T41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15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41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17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41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19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42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21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42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23" style:parent-style-name="DefaultParagraphFont" style:family="text">
      <style:text-properties style:font-name="Courier New" style:font-name-complex="Courier New" fo:color="#808080" style:letter-kerning="false" fo:font-size="10pt" style:font-size-asian="10pt" style:font-size-complex="10pt" style:language-complex="ar" style:country-complex="SA"/>
    </style:style>
    <style:style style:name="P424" style:parent-style-name="Textbody" style:family="paragraph">
      <style:paragraph-properties fo:text-align="justify"/>
      <style:text-properties style:font-name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25" style:parent-style-name="Textbody" style:family="paragraph">
      <style:paragraph-properties fo:text-align="justify"/>
    </style:style>
    <style:style style:name="P426" style:parent-style-name="Textbody" style:family="paragraph">
      <style:paragraph-properties fo:text-align="justify"/>
      <style:text-properties style:font-name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27" style:parent-style-name="Textbody" style:family="paragraph">
      <style:paragraph-properties fo:text-align="justify"/>
    </style:style>
    <style:style style:name="T428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42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30" style:parent-style-name="DefaultParagraphFont" style:family="text">
      <style:text-properties style:font-name="Courier New" style:font-name-complex="Courier New" fo:color="#FF00FF" style:letter-kerning="false" fo:font-size="10pt" style:font-size-asian="10pt" style:font-size-complex="10pt" style:language-complex="ar" style:country-complex="SA"/>
    </style:style>
    <style:style style:name="T43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32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43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34" style:parent-style-name="DefaultParagraphFont" style:family="text">
      <style:text-properties style:font-name="Courier New" style:font-name-complex="Courier New" fo:color="#808080" style:letter-kerning="false" fo:font-size="10pt" style:font-size-asian="10pt" style:font-size-complex="10pt" style:language-complex="ar" style:country-complex="SA"/>
    </style:style>
    <style:style style:name="P435" style:parent-style-name="Textbody" style:family="paragraph">
      <style:paragraph-properties fo:text-align="justify"/>
    </style:style>
    <style:style style:name="T436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43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38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43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4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41" style:parent-style-name="DefaultParagraphFont" style:family="text">
      <style:text-properties style:font-name="Courier New" style:font-name-complex="Courier New" fo:color="#808080" style:letter-kerning="false" fo:font-size="10pt" style:font-size-asian="10pt" style:font-size-complex="10pt" style:language-complex="ar" style:country-complex="SA"/>
    </style:style>
    <style:style style:name="P442" style:parent-style-name="Textbody" style:family="paragraph">
      <style:paragraph-properties fo:text-align="justify"/>
    </style:style>
    <style:style style:name="P443" style:parent-style-name="Textbody" style:family="paragraph">
      <style:paragraph-properties fo:text-align="justify"/>
      <style:text-properties style:font-name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44" style:parent-style-name="Textbody" style:family="paragraph">
      <style:paragraph-properties fo:text-align="justify"/>
    </style:style>
    <style:style style:name="T445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44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47" style:parent-style-name="DefaultParagraphFont" style:family="text">
      <style:text-properties style:font-name="Courier New" style:font-name-complex="Courier New" fo:color="#FF00FF" style:letter-kerning="false" fo:font-size="10pt" style:font-size-asian="10pt" style:font-size-complex="10pt" style:language-complex="ar" style:country-complex="SA"/>
    </style:style>
    <style:style style:name="T44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49" style:parent-style-name="DefaultParagraphFont" style:family="text">
      <style:text-properties style:font-name="Courier New" style:font-name-complex="Courier New" fo:color="#808080" style:letter-kerning="false" fo:font-size="10pt" style:font-size-asian="10pt" style:font-size-complex="10pt" style:language-complex="ar" style:country-complex="SA"/>
    </style:style>
    <style:style style:name="T45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51" style:parent-style-name="DefaultParagraphFont" style:family="text">
      <style:text-properties style:font-name="Courier New" style:font-name-complex="Courier New" fo:color="#FF00FF" style:letter-kerning="false" fo:font-size="10pt" style:font-size-asian="10pt" style:font-size-complex="10pt" style:language-complex="ar" style:country-complex="SA"/>
    </style:style>
    <style:style style:name="T45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53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45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55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45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57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45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59" style:parent-style-name="DefaultParagraphFont" style:family="text">
      <style:text-properties style:font-name="Courier New" style:font-name-complex="Courier New" fo:color="#FF00FF" style:letter-kerning="false" fo:font-size="10pt" style:font-size-asian="10pt" style:font-size-complex="10pt" style:language-complex="ar" style:country-complex="SA"/>
    </style:style>
    <style:style style:name="T46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61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46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63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46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65" style:parent-style-name="DefaultParagraphFont" style:family="text">
      <style:text-properties style:font-name="Courier New" style:font-name-complex="Courier New" fo:color="#FF00FF" style:letter-kerning="false" fo:font-size="10pt" style:font-size-asian="10pt" style:font-size-complex="10pt" style:language-complex="ar" style:country-complex="SA"/>
    </style:style>
    <style:style style:name="T46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67" style:parent-style-name="DefaultParagraphFont" style:family="text">
      <style:text-properties style:font-name="Courier New" style:font-name-complex="Courier New" fo:color="#808080" style:letter-kerning="false" fo:font-size="10pt" style:font-size-asian="10pt" style:font-size-complex="10pt" style:language-complex="ar" style:country-complex="SA"/>
    </style:style>
    <style:style style:name="P468" style:parent-style-name="Textbody" style:family="paragraph">
      <style:paragraph-properties fo:text-align="justify"/>
    </style:style>
    <style:style style:name="T469" style:parent-style-name="DefaultParagraphFont" style:family="text">
      <style:text-properties style:font-name="Calibri" style:font-name-complex="Calibri" fo:font-weight="bold" style:font-weight-asian="bold" style:letter-kerning="false" style:text-underline-type="single" style:text-underline-style="solid" style:text-underline-width="auto" style:text-underline-mode="continuous" style:language-complex="ar" style:country-complex="SA"/>
    </style:style>
    <style:style style:name="T470" style:parent-style-name="DefaultParagraphFont" style:family="text">
      <style:text-properties style:font-name="Calibri" style:font-name-complex="Calibri" fo:font-weight="bold" style:font-weight-asian="bold" style:letter-kerning="false" style:language-complex="ar" style:country-complex="SA"/>
    </style:style>
    <style:style style:name="P471" style:parent-style-name="Textbody" style:family="paragraph">
      <style:paragraph-properties fo:text-align="justify"/>
    </style:style>
    <style:style style:name="P472" style:parent-style-name="Textbody" style:family="paragraph">
      <style:paragraph-properties fo:text-align="justify"/>
    </style:style>
    <style:style style:name="P473" style:parent-style-name="Textbody" style:family="paragraph">
      <style:paragraph-properties fo:text-align="justify"/>
      <style:text-properties style:font-name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74" style:parent-style-name="Textbody" style:family="paragraph">
      <style:paragraph-properties fo:text-align="justify"/>
    </style:style>
    <style:style style:name="T475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47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77" style:parent-style-name="DefaultParagraphFont" style:family="text">
      <style:text-properties style:font-name="Courier New" style:font-name-complex="Courier New" fo:color="#808080" style:letter-kerning="false" fo:font-size="10pt" style:font-size-asian="10pt" style:font-size-complex="10pt" style:language-complex="ar" style:country-complex="SA"/>
    </style:style>
    <style:style style:name="T47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79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48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8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82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48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84" style:parent-style-name="DefaultParagraphFont" style:family="text">
      <style:text-properties style:font-name="Courier New" style:font-name-complex="Courier New" fo:color="#808080" style:letter-kerning="false" fo:font-size="10pt" style:font-size-asian="10pt" style:font-size-complex="10pt" style:language-complex="ar" style:country-complex="SA"/>
    </style:style>
    <style:style style:name="T48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86" style:parent-style-name="DefaultParagraphFont" style:family="text">
      <style:text-properties style:font-name="Courier New" style:font-name-complex="Courier New" fo:color="#FF0000" style:letter-kerning="false" fo:font-size="10pt" style:font-size-asian="10pt" style:font-size-complex="10pt" style:language-complex="ar" style:country-complex="SA"/>
    </style:style>
    <style:style style:name="T48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88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48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90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49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92" style:parent-style-name="DefaultParagraphFont" style:family="text">
      <style:text-properties style:font-name="Courier New" style:font-name-complex="Courier New" fo:color="#FF0000" style:letter-kerning="false" fo:font-size="10pt" style:font-size-asian="10pt" style:font-size-complex="10pt" style:language-complex="ar" style:country-complex="SA"/>
    </style:style>
    <style:style style:name="T49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94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49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96" style:parent-style-name="DefaultParagraphFont" style:family="text">
      <style:text-properties style:font-name="Courier New" style:font-name-complex="Courier New" fo:color="#FF0000" style:letter-kerning="false" fo:font-size="10pt" style:font-size-asian="10pt" style:font-size-complex="10pt" style:language-complex="ar" style:country-complex="SA"/>
    </style:style>
    <style:style style:name="T497" style:parent-style-name="DefaultParagraphFont" style:family="text">
      <style:text-properties style:font-name="Courier New" style:font-name-complex="Courier New" fo:color="#808080" style:letter-kerning="false" fo:font-size="10pt" style:font-size-asian="10pt" style:font-size-complex="10pt" style:language-complex="ar" style:country-complex="SA"/>
    </style:style>
    <style:style style:name="P498" style:parent-style-name="Textbody" style:family="paragraph">
      <style:paragraph-properties fo:text-align="justify"/>
    </style:style>
    <style:style style:name="P499" style:parent-style-name="Textbody" style:family="paragraph">
      <style:paragraph-properties fo:text-align="justify"/>
      <style:text-properties style:font-name="Courier New" style:font-name-complex="Courier New" fo:color="#808080" style:letter-kerning="false" fo:font-size="10pt" style:font-size-asian="10pt" style:font-size-complex="10pt" style:language-complex="ar" style:country-complex="SA"/>
    </style:style>
    <style:style style:name="P500" style:parent-style-name="Textbody" style:family="paragraph">
      <style:paragraph-properties fo:text-align="justify"/>
      <style:text-properties style:font-name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2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50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5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5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50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5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8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5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511" style:parent-style-name="DefaultParagraphFont" style:family="text">
      <style:text-properties style:font-name="Courier New" style:font-name-complex="Courier New" fo:color="#808080" style:letter-kerning="false" fo:font-size="10pt" style:font-size-asian="10pt" style:font-size-complex="10pt" style:language-complex="ar" style:country-complex="SA"/>
    </style:style>
    <style:style style:name="T51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513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51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515" style:parent-style-name="Textbody" style:family="paragraph">
      <style:paragraph-properties fo:text-align="justify"/>
    </style:style>
    <style:style style:name="T516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51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518" style:parent-style-name="DefaultParagraphFont" style:family="text">
      <style:text-properties style:font-name="Courier New" style:font-name-complex="Courier New" fo:color="#808080" style:letter-kerning="false" fo:font-size="10pt" style:font-size-asian="10pt" style:font-size-complex="10pt" style:language-complex="ar" style:country-complex="SA"/>
    </style:style>
    <style:style style:name="T51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520" style:parent-style-name="DefaultParagraphFont" style:family="text">
      <style:text-properties style:font-name="Courier New" style:font-name-complex="Courier New" fo:color="#FF0000" style:letter-kerning="false" fo:font-size="10pt" style:font-size-asian="10pt" style:font-size-complex="10pt" style:language-complex="ar" style:country-complex="SA"/>
    </style:style>
    <style:style style:name="T52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522" style:parent-style-name="DefaultParagraphFont" style:family="text">
      <style:text-properties style:font-name="Courier New" style:font-name-complex="Courier New" fo:color="#808080" style:letter-kerning="false" fo:font-size="10pt" style:font-size-asian="10pt" style:font-size-complex="10pt" style:language-complex="ar" style:country-complex="SA"/>
    </style:style>
    <style:style style:name="T523" style:parent-style-name="DefaultParagraphFont" style:family="text">
      <style:text-properties style:font-name="Courier New" style:font-name-complex="Courier New" fo:color="#FF0000" style:letter-kerning="false" fo:font-size="10pt" style:font-size-asian="10pt" style:font-size-complex="10pt" style:language-complex="ar" style:country-complex="SA"/>
    </style:style>
    <style:style style:name="P524" style:parent-style-name="Textbody" style:family="paragraph">
      <style:paragraph-properties fo:text-align="justify"/>
    </style:style>
    <style:style style:name="P525" style:parent-style-name="Textbody" style:family="paragraph">
      <style:paragraph-properties fo:text-align="justify"/>
      <style:text-properties style:font-name="Calibri" style:font-name-complex="Calibri"/>
    </style:style>
    <style:style style:name="P526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527" style:parent-style-name="Textbody" style:family="paragraph">
      <style:paragraph-properties fo:text-align="justify" fo:margin-left="0.5in">
        <style:tab-stops/>
      </style:paragraph-properties>
    </style:style>
    <style:style style:name="P528" style:parent-style-name="Textbody" style:family="paragraph">
      <style:paragraph-properties fo:text-align="justify"/>
    </style:style>
    <style:style style:name="P529" style:parent-style-name="Textbody" style:family="paragraph">
      <style:paragraph-properties fo:text-align="justify"/>
    </style:style>
  </office:automatic-styles>
  <office:body>
    <office:text text:use-soft-page-breaks="true">
      <text:p text:style-name="P1">Mysql Tables</text:p>
      <text:p text:style-name="P3"/>
      <text:p text:style-name="P4">Example script for creating a table:</text:p>
      <text:p text:style-name="P5"/>
      <text:p text:style-name="P6"><text:span text:style-name="T7">CREATE</text:span><text:span text:style-name="T8"><text:s/></text:span><text:span text:style-name="T9">TABLE</text:span><text:span text:style-name="T10"><text:s/>`sms_history` (</text:span></text:p>
      <text:p text:style-name="P11"><text:span text:style-name="T12"><text:s text:c="2"/>`id`<text:s/></text:span><text:span text:style-name="T13">int</text:span><text:span text:style-name="T14">(</text:span><text:span text:style-name="T15">100</text:span><text:span text:style-name="T16">)<text:s/></text:span><text:span text:style-name="T17">NOT</text:span><text:span text:style-name="T18"><text:s/></text:span><text:span text:style-name="T19">NULL</text:span><text:span text:style-name="T20"><text:s/>AUTO_INCREMENT,</text:span></text:p>
      <text:p text:style-name="P21"><text:span text:style-name="T22"><text:s text:c="2"/>`msisdn`<text:s/></text:span><text:span text:style-name="T23">varchar</text:span><text:span text:style-name="T24">(</text:span><text:span text:style-name="T25">100</text:span><text:span text:style-name="T26">)<text:s/></text:span><text:span text:style-name="T27">DEFAULT</text:span><text:span text:style-name="T28"><text:s/></text:span><text:span text:style-name="T29">NULL</text:span><text:span text:style-name="T30">,</text:span></text:p>
      <text:p text:style-name="P31"><text:span text:style-name="T32"><text:s text:c="2"/>`mid`<text:s/></text:span><text:span text:style-name="T33">int</text:span><text:span text:style-name="T34">(</text:span><text:span text:style-name="T35">20</text:span><text:span text:style-name="T36">)<text:s/></text:span><text:span text:style-name="T37">DEFAULT</text:span><text:span text:style-name="T38"><text:s/></text:span><text:span text:style-name="T39">NULL</text:span><text:span text:style-name="T40">,</text:span></text:p>
      <text:p text:style-name="P41"><text:span text:style-name="T42"><text:s text:c="2"/>`op_id`<text:s/></text:span><text:span text:style-name="T43">int</text:span><text:span text:style-name="T44">(</text:span><text:span text:style-name="T45">20</text:span><text:span text:style-name="T46">)<text:s/></text:span><text:span text:style-name="T47">DEFAULT</text:span><text:span text:style-name="T48"><text:s/></text:span><text:span text:style-name="T49">NULL</text:span><text:span text:style-name="T50">,</text:span></text:p>
      <text:p text:style-name="P51"><text:span text:style-name="T52"><text:s text:c="2"/>`circle_id`<text:s/></text:span><text:span text:style-name="T53">varchar</text:span><text:span text:style-name="T54">(</text:span><text:span text:style-name="T55">50</text:span><text:span text:style-name="T56">)<text:s/></text:span><text:span text:style-name="T57">DEFAULT</text:span><text:span text:style-name="T58"><text:s/></text:span><text:span text:style-name="T59">NULL</text:span><text:span text:style-name="T60">,</text:span></text:p>
      <text:p text:style-name="P61"><text:span text:style-name="T62"><text:s text:c="2"/>`circle_name`<text:s/></text:span><text:span text:style-name="T63">varchar</text:span><text:span text:style-name="T64">(</text:span><text:span text:style-name="T65">100</text:span><text:span text:style-name="T66">)<text:s/></text:span><text:span text:style-name="T67">DEFAULT</text:span><text:span text:style-name="T68"><text:s/></text:span><text:span text:style-name="T69">NULL</text:span><text:span text:style-name="T70">,</text:span></text:p>
      <text:p text:style-name="P71"><text:span text:style-name="T72"><text:s text:c="2"/>`order_id`<text:s/></text:span><text:span text:style-name="T73">varchar</text:span><text:span text:style-name="T74">(</text:span><text:span text:style-name="T75">100</text:span><text:span text:style-name="T76">)<text:s/></text:span><text:span text:style-name="T77">DEFAULT</text:span><text:span text:style-name="T78"><text:s/></text:span><text:span text:style-name="T79">NULL</text:span><text:span text:style-name="T80">,</text:span></text:p>
      <text:p text:style-name="P81"><text:span text:style-name="T82"><text:s text:c="2"/>`wipay_trans_id`<text:s/></text:span><text:span text:style-name="T83">varchar</text:span><text:span text:style-name="T84">(</text:span><text:span text:style-name="T85">100</text:span><text:span text:style-name="T86">)<text:s/></text:span><text:span text:style-name="T87">DEFAULT</text:span><text:span text:style-name="T88"><text:s/></text:span><text:span text:style-name="T89">NULL</text:span><text:span text:style-name="T90">,</text:span></text:p>
      <text:p text:style-name="P91"><text:span text:style-name="T92"><text:s text:c="2"/>`short_code`<text:s/></text:span><text:span text:style-name="T93">varchar</text:span><text:span text:style-name="T94">(</text:span><text:span text:style-name="T95">20</text:span><text:span text:style-name="T96">)<text:s/></text:span><text:span text:style-name="T97">DEFAULT</text:span><text:span text:style-name="T98"><text:s/></text:span><text:span text:style-name="T99">NULL</text:span><text:span text:style-name="T100">,</text:span></text:p>
      <text:p text:style-name="P101"><text:span text:style-name="T102"><text:s text:c="2"/></text:span><text:span text:style-name="T103">`current_action`<text:s/></text:span><text:span text:style-name="T104">varchar</text:span><text:span text:style-name="T105">(</text:span><text:span text:style-name="T106">50</text:span><text:span text:style-name="T107">)<text:s/></text:span><text:span text:style-name="T108">DEFAULT</text:span><text:span text:style-name="T109"><text:s/></text:span><text:span text:style-name="T110">NULL</text:span><text:span text:style-name="T111">,</text:span></text:p>
      <text:p text:style-name="P112"><text:span text:style-name="T113"><text:s text:c="2"/>`current_action_desc`<text:s/></text:span><text:span text:style-name="T114">varchar</text:span><text:span text:style-name="T115">(</text:span><text:span text:style-name="T116">50</text:span><text:span text:style-name="T117">)<text:s/></text:span><text:span text:style-name="T118">DEFAULT</text:span><text:span text:style-name="T119"><text:s/></text:span><text:span text:style-name="T120">NULL</text:span><text:span text:style-name="T121">,</text:span></text:p>
      <text:p text:style-name="P122"><text:span text:style-name="T123"><text:s text:c="2"/>`status`<text:s/></text:span><text:span text:style-name="T124">varchar</text:span><text:span text:style-name="T125">(</text:span><text:span text:style-name="T126">200</text:span><text:span text:style-name="T127">)<text:s/></text:span><text:span text:style-name="T128">DEFAULT</text:span><text:span text:style-name="T129"><text:s/></text:span><text:span text:style-name="T130">NULL</text:span><text:span text:style-name="T131">,</text:span></text:p>
      <text:p text:style-name="P132"><text:span text:style-name="T133"><text:s text:c="2"/>`status_msg`<text:s/></text:span><text:span text:style-name="T134">varchar</text:span><text:span text:style-name="T135">(</text:span><text:span text:style-name="T136">100</text:span><text:span text:style-name="T137">)<text:s/></text:span><text:span text:style-name="T138">DEFAULT</text:span><text:span text:style-name="T139"><text:s/></text:span><text:span text:style-name="T140">NULL</text:span><text:span text:style-name="T141">,</text:span></text:p>
      <text:p text:style-name="P142"><text:span text:style-name="T143"><text:s text:c="2"/>`created_ts`<text:s/></text:span><text:span text:style-name="T144">timestamp</text:span><text:span text:style-name="T145"><text:s/></text:span><text:span text:style-name="T146">NOT</text:span><text:span text:style-name="T147"><text:s/></text:span><text:span text:style-name="T148">NULL</text:span><text:span text:style-name="T149"><text:s/></text:span><text:span text:style-name="T150">DEFAULT</text:span><text:span text:style-name="T151"><text:s/></text:span><text:span text:style-name="T152">'0000-00-00 00:00:00'</text:span><text:span text:style-name="T153"><text:s/></text:span><text:span text:style-name="T154">ON</text:span><text:span text:style-name="T155"><text:s/></text:span><text:span text:style-name="T156">UPDATE</text:span><text:span text:style-name="T157"><text:s/></text:span><text:span text:style-name="T158">CURRENT_TIMESTAMP</text:span><text:span text:style-name="T159">,</text:span></text:p>
      <text:p text:style-name="P160"><text:span text:style-name="T161"><text:s text:c="2"/>`payload`<text:s/></text:span><text:span text:style-name="T162">text</text:span><text:span text:style-name="T163"><text:s/></text:span><text:span text:style-name="T164">CHARACTER</text:span><text:span text:style-name="T165"><text:s/></text:span><text:span text:style-name="T166">SET</text:span><text:span text:style-name="T167"><text:s/>latin1,</text:span></text:p>
      <text:p text:style-name="P168"><text:span text:style-name="T169"><text:s text:c="2"/>`errorcode`<text:s/></text:span><text:span text:style-name="T170">varchar</text:span><text:span text:style-name="T171">(</text:span><text:span text:style-name="T172">50</text:span><text:span text:style-name="T173">)<text:s/></text:span><text:span text:style-name="T174">DEFAULT</text:span><text:span text:style-name="T175"><text:s/></text:span><text:span text:style-name="T176">NULL</text:span><text:span text:style-name="T177">,</text:span></text:p>
      <text:p text:style-name="P178"><text:span text:style-name="T179"><text:s text:c="2"/>`node`<text:s/></text:span><text:span text:style-name="T180">int</text:span><text:span text:style-name="T181">(</text:span><text:span text:style-name="T182">10</text:span><text:span text:style-name="T183">)<text:s/></text:span><text:span text:style-name="T184">DEFAULT</text:span><text:span text:style-name="T185"><text:s/></text:span><text:span text:style-name="T186">NULL</text:span><text:span text:style-name="T187">,</text:span></text:p>
      <text:p text:style-name="P188"><text:span text:style-name="T189"><text:s text:c="2"/>`url`<text:s/></text:span><text:span text:style-name="T190">text</text:span><text:span text:style-name="T191"><text:s/></text:span><text:span text:style-name="T192">CHARACTER</text:span><text:span text:style-name="T193"><text:s/></text:span><text:span text:style-name="T194">SET</text:span><text:span text:style-name="T195"><text:s/>latin1,</text:span></text:p>
      <text:p text:style-name="P196"><text:span text:style-name="T197"><text:s text:c="2"/>`price`<text:s/></text:span><text:span text:style-name="T198">varchar</text:span><text:span text:style-name="T199">(</text:span><text:span text:style-name="T200">10</text:span><text:span text:style-name="T201">)<text:s/></text:span><text:span text:style-name="T202">DEFAULT</text:span><text:span text:style-name="T203"><text:s/></text:span><text:span text:style-name="T204">NULL</text:span><text:span text:style-name="T205">,</text:span></text:p>
      <text:p text:style-name="P206"><text:span text:style-name="T207"><text:s text:c="2"/></text:span><text:span text:style-name="T208">PRIMARY</text:span><text:span text:style-name="T209"><text:s/></text:span><text:span text:style-name="T210">KEY</text:span><text:span text:style-name="T211"><text:s/>(`id`)</text:span></text:p>
      <text:p text:style-name="P212"><text:span text:style-name="T213">) ENGINE</text:span><text:span text:style-name="T214">=</text:span><text:span text:style-name="T215">InnoDB AUTO_INCREMENT</text:span><text:span text:style-name="T216">=</text:span><text:span text:style-name="T217">97</text:span><text:span text:style-name="T218"><text:s/></text:span><text:span text:style-name="T219">DEFAULT</text:span><text:span text:style-name="T220"><text:s/></text:span><text:span text:style-name="T221">CHARSET</text:span><text:span text:style-name="T222">=</text:span><text:span text:style-name="T223">utf8</text:span><text:span text:style-name="T224">;</text:span></text:p>
      <text:p text:style-name="Normal"/>
      <text:p text:style-name="P225"/>
      <text:p text:style-name="P226"/>
      <text:p text:style-name="P227"><text:span text:style-name="T228">To create a table</text:span></text:p>
      <text:p text:style-name="P229"/>
      <text:p text:style-name="P230">CREATE TABLE `wipay_smtp_settings` (</text:p>
      <text:p text:style-name="P231"><text:s text:c="2"/>`wss_id` int(20) NOT NULL AUTO_INCREMENT,</text:p>
      <text:p text:style-name="P232"><text:s text:c="2"/>`wss_name` varchar(200) DEFAULT NULL,</text:p>
      <text:p text:style-name="P233"><text:s text:c="2"/>`wss_mid` varchar(200) DEFAULT NULL,</text:p>
      <text:p text:style-name="P234"><text:s text:c="2"/>`wss_server` varchar(200) DEFAULT NULL,</text:p>
      <text:p text:style-name="P235"><text:s text:c="2"/>`wss_port` varchar(200) DEFAULT NULL,</text:p>
      <text:p text:style-name="P236"><text:s text:c="2"/>`wss_password` varchar(200) DEFAULT NULL,</text:p>
      <text:p text:style-name="P237"><text:s text:c="2"/>`wss_active` varchar(200) DEFAULT NULL,</text:p>
      <text:p text:style-name="P238"><text:s text:c="2"/>PRIMARY KEY (`wss_id`)</text:p>
      <text:p text:style-name="P239">)</text:p>
      <text:p text:style-name="P240"/>
      <text:soft-page-break/>
      <text:p text:style-name="P241">To Create a tables with primary key and foreign key</text:p>
      <text:p text:style-name="P242">primary key table</text:p>
      <text:p text:style-name="P243">CREATE TABLE `proxy_merchant_registration` (</text:p>
      <text:p text:style-name="P244"><text:s text:c="2"/>`mr_id` int(10) NOT NULL AUTO_INCREMENT,</text:p>
      <text:p text:style-name="P245"><text:s text:c="2"/>`mr_name` varchar(100) DEFAULT NULL,</text:p>
      <text:p text:style-name="P246"><text:s text:c="2"/>`mr_description` varchar(100) DEFAULT NULL,</text:p>
      <text:p text:style-name="P247"><text:s text:c="2"/>`mr_api_key` varchar(200) DEFAULT NULL,</text:p>
      <text:p text:style-name="P248"><text:s text:c="2"/>`mr_proxy_ip` varchar(100) DEFAULT NULL,</text:p>
      <text:p text:style-name="P249"><text:s text:c="2"/>`mr_active` char(1) CHARACTER<text:s/>SET latin1 DEFAULT 'N',</text:p>
      <text:p text:style-name="P250"><text:s text:c="2"/>PRIMARY KEY (`mr_id`)</text:p>
      <text:p text:style-name="P251">) ENGINE=InnoDB AUTO_INCREMENT=60 DEFAULT CHARSET=utf8;</text:p>
      <text:p text:style-name="P252"/>
      <text:p text:style-name="P253">foreign key table</text:p>
      <text:p text:style-name="P254">CREATE TABLE `address` (</text:p>
      <text:p text:style-name="P255"><text:s text:c="2"/>`add_id` int(10) NOT NULL AUTO_INCREMENT,</text:p>
      <text:p text:style-name="P256"><text:s text:c="2"/>`add_address1` text CHARACTER SET latin1,</text:p>
      <text:p text:style-name="P257"><text:s text:c="2"/>`add_address2`<text:s/>text CHARACTER SET latin1,</text:p>
      <text:p text:style-name="P258"><text:s text:c="2"/>`add_district` varchar(50) DEFAULT NULL,</text:p>
      <text:p text:style-name="P259"><text:s text:c="2"/>`add_city` varchar(50) DEFAULT NULL,</text:p>
      <text:p text:style-name="P260"><text:s text:c="2"/>`add_state` varchar(50) DEFAULT NULL,</text:p>
      <text:p text:style-name="P261"><text:s text:c="2"/>`add_country` varchar(50) DEFAULT NULL,</text:p>
      <text:p text:style-name="P262"><text:s text:c="2"/>`add_pincode` varchar(20) DEFAULT NULL,</text:p>
      <text:p text:style-name="P263"><text:s text:c="2"/>`add_work_phone`<text:s/>varchar(20) DEFAULT NULL,</text:p>
      <text:p text:style-name="P264"><text:s text:c="2"/>`add_mobile_phone` varchar(20) DEFAULT NULL,</text:p>
      <text:p text:style-name="P265"><text:s text:c="2"/>KEY `add_id` (`add_id`),</text:p>
      <text:p text:style-name="P266"><text:s text:c="2"/>CONSTRAINT `address_ibfk_1` FOREIGN KEY (`add_id`) REFERENCES `proxy_merchant_registration` (`mr_id`)</text:p>
      <text:p text:style-name="P267">) ENGINE=InnoDB AUTO_INCREMENT=60 DEFAULT CHARSET=utf8;</text:p>
      <text:p text:style-name="P268"/>
      <text:soft-page-break/>
      <text:p text:style-name="P269">To insert the data into two tables with primary key and foreign key we can use this query:</text:p>
      <text:p text:style-name="P270">insert into proxy_merchant_registration (mr_name, mr_description, mr_proxy_ip, mr_active) VALUES (?,?,?,?)</text:p>
      <text:p text:style-name="P271"/>
      <text:p text:style-name="P272"/>
      <text:p text:style-name="P273"><text:span text:style-name="T274">insert into address(add_id, add_address1, add_addre</text:span><text:span text:style-name="T275">ss2, add_district, add_city, add_state, add_country, add_pincode, add_work_phone, add_mobile_phone) values((select proxy_merchant_registration.mr_id from proxy_merchant_registration where proxy_merchant_registration.mr_name = '"</text:span><text:span text:style-name="T276">+name+</text:span><text:span text:style-name="T277">"'),?,?,?,?,?,?,?,?,?)</text:span><text:span text:style-name="T278">"</text:span></text:p>
      <text:p text:style-name="P279"/>
      <text:p text:style-name="P280"/>
      <text:p text:style-name="P281">To insert multiple rows of data in a table by using single query:</text:p>
      <text:p text:style-name="P282">INSERT INTO table_name (column_list)</text:p>
      <text:p text:style-name="P283"><text:s/>VALUES</text:p>
      <text:p text:style-name="P284"><text:tab/>(value_list_1),</text:p>
      <text:p text:style-name="P285"><text:tab/>(value_list_2),</text:p>
      <text:p text:style-name="P286"><text:tab/>…</text:p>
      <text:p text:style-name="P287"><text:tab/><text:s/>(value_list_n);</text:p>
      <text:p text:style-name="P288"/>
      <text:p text:style-name="P289">To find a distinct column name we can use this below query:</text:p>
      <text:list text:style-name="LFO1" text:continue-numbering="true">
        <text:list-item>
          <text:p text:style-name="P290"><text:span text:style-name="T291">select</text:span><text:span text:style-name="T292"><text:s/></text:span><text:span text:style-name="T293">distinct</text:span><text:span text:style-name="T294"><text:s/></text:span><text:span text:style-name="T295">table_name<text:s/></text:span><text:span text:style-name="T296">from</text:span><text:span text:style-name="T297"><text:s/>information_schema.columns<text:s/></text:span><text:span text:style-name="T298">where</text:span><text:span text:style-name="T299"><text:s/>column_name</text:span></text:p>
        </text:list-item>
      </text:list>
      <text:p text:style-name="P300"><text:span text:style-name="T301">in</text:span><text:span text:style-name="T302"><text:s/>(</text:span><text:span text:style-name="T303">'op_id'</text:span><text:span text:style-name="T304">,<text:s/></text:span><text:span text:style-name="T305">'OP_ID'</text:span><text:span text:style-name="T306">)<text:s/></text:span><text:span text:style-name="T307">and</text:span><text:span text:style-name="T308"><text:s/>table_schema<text:s/></text:span><text:span text:style-name="T309">=</text:span><text:span text:style-name="T310"><text:s/></text:span><text:span text:style-name="T311">'wipaydb'</text:span><text:span text:style-name="T312">;</text:span></text:p>
      <text:p text:style-name="P313"/>
      <text:list text:style-name="LFO1" text:continue-numbering="true">
        <text:list-item>
          <text:p text:style-name="P314"><text:span text:style-name="T315">select</text:span><text:span text:style-name="T316"><text:s/></text:span><text:span text:style-name="T317">distinct</text:span><text:span text:style-name="T318"><text:s/>group_name<text:s/></text:span><text:span text:style-name="T319">FROM</text:span><text:span text:style-name="T320"><text:s/>groups</text:span><text:span text:style-name="T321">;</text:span></text:p>
        </text:list-item>
        <text:list-item>
          <text:p text:style-name="P322">select * from information_schema.COLUMNS where COLUMN_NAME like '%group%' and TABLE_SCHEMA = 'wipaydb';</text:p>
        </text:list-item>
        <text:list-item>
          <text:p text:style-name="P323">select * from information_schema.COLUMNS where TABLE_SCHEMA = 'wipaydb' and (COLUMN_NAME like '%group%' or COLUMN_NAME like '%gid%');</text:p>
        </text:list-item>
      </text:list>
      <text:p text:style-name="P324">To add an extra column in the table we can use this below query:</text:p>
      <text:p text:style-name="P325"><text:span text:style-name="T326">ALTER</text:span><text:span text:style-name="T327"><text:s/></text:span><text:span text:style-name="T328">TABLE</text:span><text:span text:style-name="T329"><text:s/>wipaydb.voda_idea_access_tokens</text:span></text:p>
      <text:p text:style-name="P330"><text:span text:style-name="T331"><text:s/></text:span><text:span text:style-name="T332">ADD</text:span><text:span text:style-name="T333"><text:s/>tp_con</text:span><text:span text:style-name="T334">fig_id<text:s/></text:span><text:span text:style-name="T335">INT</text:span><text:span text:style-name="T336"><text:s/></text:span><text:span text:style-name="T337">NOT</text:span><text:span text:style-name="T338"><text:s/></text:span><text:span text:style-name="T339">NULL</text:span><text:span text:style-name="T340"><text:s/></text:span><text:span text:style-name="T341">DEFAULT</text:span><text:span text:style-name="T342"><text:s/></text:span><text:span text:style-name="T343">'10'</text:span><text:span text:style-name="T344"><text:s/>AFTER viat_expires_in</text:span></text:p>
      <text:p text:style-name="P345"/>
      <text:p text:style-name="P346">In order change the column name follow this query</text:p>
      <text:p text:style-name="P347"/>
      <text:p text:style-name="P348"><text:span text:style-name="T349">ALTER</text:span><text:span text:style-name="T350"><text:s/></text:span><text:span text:style-name="T351">TABLE</text:span><text:span text:style-name="T352"><text:s/>wipaydb.voda_idea_access_tokens</text:span></text:p>
      <text:soft-page-break/>
      <text:p text:style-name="P353"><text:span text:style-name="T354">CHANGE</text:span><text:span text:style-name="T355"><text:s/>tp_config_id token_config_id<text:s/></text:span><text:span text:style-name="T356">INT</text:span><text:span text:style-name="T357">(</text:span><text:span text:style-name="T358">11</text:span><text:span text:style-name="T359">)<text:s/></text:span><text:span text:style-name="T360">NOT</text:span><text:span text:style-name="T361"><text:s/></text:span><text:span text:style-name="T362">NULL</text:span><text:span text:style-name="T363"><text:s/></text:span><text:span text:style-name="T364">DEFAULT</text:span><text:span text:style-name="T365"><text:s/></text:span><text:span text:style-name="T366">'10'</text:span></text:p>
      <text:p text:style-name="P367"/>
      <text:p text:style-name="P368">To delete a column in the table we can<text:s/>use this below query:</text:p>
      <text:p text:style-name="P369"><text:span text:style-name="T370">ALTER</text:span><text:span text:style-name="T371"><text:s/></text:span><text:span text:style-name="T372">TABLE</text:span><text:span text:style-name="T373"><text:s/>voda_idea_access_tokens</text:span></text:p>
      <text:p text:style-name="P374"><text:span text:style-name="T375"><text:s/></text:span><text:span text:style-name="T376">DROP</text:span><text:span text:style-name="T377"><text:s/></text:span><text:span text:style-name="T378">COLUMN</text:span><text:span text:style-name="T379"><text:s/>tp_config_id1</text:span></text:p>
      <text:p text:style-name="P380"/>
      <text:p text:style-name="P381">To find the size occupied by each table in a database:</text:p>
      <text:p text:style-name="P382">SELECT table_name AS "Table",</text:p>
      <text:p text:style-name="P383"><text:span text:style-name="T384">ROUND(((data_length + index_length) / 1024 / 1024), 2) AS<text:s/></text:span><text:span text:style-name="T385">"Size (MB)"</text:span></text:p>
      <text:p text:style-name="P386">FROM<text:s/>information_schema.TABLES</text:p>
      <text:p text:style-name="P387">WHERE table_schema = "wipaydb"</text:p>
      <text:p text:style-name="P388">ORDER BY (data_length + index_length) DESC;</text:p>
      <text:p text:style-name="P389"/>
      <text:p text:style-name="P390">SELECT table_name AS "Table",</text:p>
      <text:p text:style-name="P391"><text:span text:style-name="T392">ROUND(((data_length + index_length) / 1024 / 1024 /1024), 2) AS<text:s/></text:span><text:span text:style-name="T393">"Size (GB)"</text:span></text:p>
      <text:p text:style-name="P394">FROM information_schema.TABLES</text:p>
      <text:p text:style-name="P395">WHERE table_schema = "wipaydb"</text:p>
      <text:p text:style-name="P396">ORDER BY (data_length + index_length) DESC;</text:p>
      <text:p text:style-name="P397">To know the total no. of tables in a database</text:p>
      <text:p text:style-name="P398">show tables;</text:p>
      <text:p text:style-name="P399">To know the total no. of databases in a current server</text:p>
      <text:p text:style-name="P400">show databases;</text:p>
      <text:p text:style-name="P401">Using of group by and order by:</text:p>
      <text:p text:style-name="P402"><text:span text:style-name="T403">select</text:span><text:span text:style-name="T404"><text:s/></text:span><text:span text:style-name="T405">*</text:span><text:span text:style-name="T406"><text:s/></text:span><text:span text:style-name="T407">from</text:span><text:span text:style-name="T408"><text:s/>user_data<text:s/></text:span><text:span text:style-name="T409">where</text:span><text:span text:style-name="T410"><text:s/></text:span><text:span text:style-name="T411">username</text:span><text:span text:style-name="T412">=</text:span><text:span text:style-name="T413">'brahmini'</text:span><text:span text:style-name="T414"><text:s/></text:span><text:span text:style-name="T415">group</text:span><text:span text:style-name="T416"><text:s/></text:span><text:span text:style-name="T417">by</text:span><text:span text:style-name="T418"><text:s/>event<text:s/></text:span><text:span text:style-name="T419">order</text:span><text:span text:style-name="T420"><text:s/></text:span><text:span text:style-name="T421">by</text:span><text:span text:style-name="T422"><text:s/>event</text:span><text:span text:style-name="T423">;</text:span></text:p>
      <text:p text:style-name="P424">To find the count of data of a specified column:</text:p>
      <text:p text:style-name="P425">select count(*) from table_name;</text:p>
      <text:p text:style-name="P426">To find the min and max of a table:<text:s/></text:p>
      <text:p text:style-name="P427"><text:span text:style-name="T428">select</text:span><text:span text:style-name="T429"><text:s/></text:span><text:span text:style-name="T430">min</text:span><text:span text:style-name="T431">( created_ts)<text:s/></text:span><text:span text:style-name="T432">from</text:span><text:span text:style-name="T433"><text:s/>user_data [tablename]</text:span><text:span text:style-name="T434">;</text:span></text:p>
      <text:soft-page-break/>
      <text:p text:style-name="P435"><text:span text:style-name="T436">select</text:span><text:span text:style-name="T437"><text:s/>max( created_ts)<text:s/></text:span><text:span text:style-name="T438">from</text:span><text:span text:style-name="T439"><text:s/>user_</text:span><text:span text:style-name="T440">data</text:span><text:span text:style-name="T441">;</text:span></text:p>
      <text:p text:style-name="P442"/>
      <text:p text:style-name="P443">To find the day wise data in a table:<text:s/></text:p>
      <text:p text:style-name="P444"><text:span text:style-name="T445">select</text:span><text:span text:style-name="T446"><text:s/></text:span><text:span text:style-name="T447">count</text:span><text:span text:style-name="T448">(</text:span><text:span text:style-name="T449">*</text:span><text:span text:style-name="T450">),<text:s/></text:span><text:span text:style-name="T451">DAY</text:span><text:span text:style-name="T452">(created_ts)<text:s/></text:span><text:span text:style-name="T453">from</text:span><text:span text:style-name="T454"><text:s/>sms_history<text:s/></text:span><text:span text:style-name="T455">group</text:span><text:span text:style-name="T456"><text:s/></text:span><text:span text:style-name="T457">by</text:span><text:span text:style-name="T458"><text:s/></text:span><text:span text:style-name="T459">DAY</text:span><text:span text:style-name="T460">(created_ts)<text:s/></text:span><text:span text:style-name="T461">order</text:span><text:span text:style-name="T462"><text:s/></text:span><text:span text:style-name="T463">by</text:span><text:span text:style-name="T464"><text:s/></text:span><text:span text:style-name="T465">DAY</text:span><text:span text:style-name="T466">(created_ts)</text:span><text:span text:style-name="T467">;</text:span></text:p>
      <text:p text:style-name="P468"><text:span text:style-name="T469">date formats</text:span><text:span text:style-name="T470">:</text:span></text:p>
      <text:p text:style-name="P471">DATE_FORMAT(now(), '%Y-%m-%d')</text:p>
      <text:p text:style-name="P472"/>
      <text:p text:style-name="P473">To find the data between dates in a table:<text:s/></text:p>
      <text:p text:style-name="P474"><text:span text:style-name="T475">select</text:span><text:span text:style-name="T476"><text:s/></text:span><text:span text:style-name="T477">*</text:span><text:span text:style-name="T478"><text:s/></text:span><text:span text:style-name="T479">from</text:span><text:span text:style-name="T480"><text:s/></text:span><text:span text:style-name="T481">sms_history<text:s/></text:span><text:span text:style-name="T482">where</text:span><text:span text:style-name="T483"><text:s/>msisdn<text:s/></text:span><text:span text:style-name="T484">=</text:span><text:span text:style-name="T485"><text:s/></text:span><text:span text:style-name="T486">'919822003837'</text:span><text:span text:style-name="T487"><text:s/></text:span><text:span text:style-name="T488">and</text:span><text:span text:style-name="T489"><text:s/>created_ts<text:s/></text:span><text:span text:style-name="T490">between</text:span><text:span text:style-name="T491"><text:s/></text:span><text:span text:style-name="T492">'2022-01-26 00:00:00'</text:span><text:span text:style-name="T493"><text:s/></text:span><text:span text:style-name="T494">and</text:span><text:span text:style-name="T495"><text:s/></text:span><text:span text:style-name="T496">'2022-01-30 23:59:59'</text:span><text:span text:style-name="T497">;</text:span></text:p>
      <text:p text:style-name="P498"/>
      <text:p text:style-name="P499"/>
      <text:p text:style-name="P500">To find the column names of a table:<text:s/></text:p>
      <text:p text:style-name="P501"><text:span text:style-name="T502">SELECT</text:span><text:span text:style-name="T503"><text:s/>COLUMN_NAME</text:span></text:p>
      <text:p text:style-name="P504"><text:span text:style-name="T505">FROM</text:span><text:span text:style-name="T506"><text:s/>INFORMATION_SCHEMA.COLUMNS</text:span></text:p>
      <text:p text:style-name="P507"><text:span text:style-name="T508">WHERE</text:span></text:p>
      <text:p text:style-name="P509"><text:span text:style-name="T510"><text:s text:c="4"/>TABLE_SCHEMA<text:s/></text:span><text:span text:style-name="T511">=</text:span><text:span text:style-name="T512"><text:s/></text:span><text:span text:style-name="T513">Database</text:span><text:span text:style-name="T514">()</text:span></text:p>
      <text:p text:style-name="P515"><text:span text:style-name="T516">AND</text:span><text:span text:style-name="T517"><text:s/>TABLE_NAME<text:s/></text:span><text:span text:style-name="T518">=</text:span><text:span text:style-name="T519"><text:s/></text:span><text:span text:style-name="T520">'sms_history'</text:span><text:span text:style-name="T521"><text:s/></text:span><text:span text:style-name="T522">; [</text:span><text:span text:style-name="T523">tablename]</text:span></text:p>
      <text:p text:style-name="P524"/>
      <text:p text:style-name="P525"/>
      <text:p text:style-name="P526"/>
      <text:p text:style-name="P527"/>
      <text:p text:style-name="P528"/>
      <text:p text:style-name="P5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nux Biolinum G" svg:font-family="Linux Biolinum G" style:font-family-generic="system" style:font-pitch="variable" svg:panose-1="2 0 5 3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Normal" style:family="paragraph">
      <style:paragraph-properties fo:text-align="end"/>
      <style:text-properties fo:color="#FF0000"/>
    </style:style>
  </office:automatic-styles>
  <office:master-styles>
    <style:master-page style:name="MP0" style:page-layout-name="PL0">
      <style:footer>
        <text:p text:style-name="Footer"/>
        <text:p text:style-name="P2">Document by Brahmini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>Brahmini Boina</meta:initial-creator>
    <dc:creator>Brahmini Boina</dc:creator>
    <meta:creation-date>2021-11-26T09:43:00Z</meta:creation-date>
    <dc:date>2022-02-18T12:45:00Z</dc:date>
    <meta:template xlink:href="Normal" xlink:type="simple"/>
    <meta:editing-cycles>28</meta:editing-cycles>
    <meta:editing-duration>PT7380S</meta:editing-duration>
    <meta:document-statistic meta:page-count="5" meta:paragraph-count="11" meta:word-count="826" meta:character-count="5525" meta:row-count="39" meta:non-whitespace-character-count="4710"/>
  </office:meta>
</office:document-meta>
</file>